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.create( String title , String time , String body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wikiDocMaker.mak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cState.setFields( String [ ] tu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wikiDocMaker.setConfig(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endElement( String namespace , String simple , String qualifi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wikiDocMaker.getDoc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r.time( String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Element( String namespace , String simple , String qualified ,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